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2" svg:font-family="Verdan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249cm" style:rel-column-width="16383*"/>
    </style:style>
    <style:style style:name="Tabelle1.D" style:family="table-column">
      <style:table-column-properties style:column-width="4.251cm" style:rel-column-width="16386*"/>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35d5b" officeooo:paragraph-rsid="00135d5b"/>
    </style:style>
    <style:style style:name="P2" style:family="paragraph" style:parent-style-name="Text_20_body">
      <style:text-properties officeooo:rsid="00135d5b" officeooo:paragraph-rsid="000d2055"/>
    </style:style>
    <style:style style:name="P3" style:family="paragraph" style:parent-style-name="Text_20_body">
      <style:text-properties officeooo:rsid="0018c3c0" officeooo:paragraph-rsid="0018c3c0"/>
    </style:style>
    <style:style style:name="P4" style:family="paragraph" style:parent-style-name="Text_20_body">
      <style:text-properties officeooo:rsid="0019caf6" officeooo:paragraph-rsid="0019caf6"/>
    </style:style>
    <style:style style:name="P5" style:family="paragraph" style:parent-style-name="Text_20_body">
      <style:text-properties officeooo:rsid="001dddb2" officeooo:paragraph-rsid="001dddb2"/>
    </style:style>
    <style:style style:name="P6" style:family="paragraph" style:parent-style-name="Text_20_body">
      <style:text-properties officeooo:rsid="001dddb2" officeooo:paragraph-rsid="0073db24"/>
    </style:style>
    <style:style style:name="P7" style:family="paragraph" style:parent-style-name="Text_20_body">
      <style:text-properties officeooo:paragraph-rsid="001dddb2"/>
    </style:style>
    <style:style style:name="P8" style:family="paragraph" style:parent-style-name="Text_20_body">
      <style:text-properties officeooo:rsid="0021c27f" officeooo:paragraph-rsid="0021c27f"/>
    </style:style>
    <style:style style:name="P9" style:family="paragraph" style:parent-style-name="Text_20_body">
      <style:text-properties officeooo:rsid="0029f578" officeooo:paragraph-rsid="0029f578"/>
    </style:style>
    <style:style style:name="P10" style:family="paragraph" style:parent-style-name="Text_20_body">
      <style:text-properties officeooo:rsid="002b5ba6" officeooo:paragraph-rsid="002b5ba6"/>
    </style:style>
    <style:style style:name="P11" style:family="paragraph" style:parent-style-name="Text_20_body">
      <style:text-properties officeooo:rsid="002de7bf" officeooo:paragraph-rsid="002de7bf"/>
    </style:style>
    <style:style style:name="P12" style:family="paragraph" style:parent-style-name="Text_20_body">
      <style:text-properties officeooo:rsid="00334850" officeooo:paragraph-rsid="00334850"/>
    </style:style>
    <style:style style:name="P13" style:family="paragraph" style:parent-style-name="Text_20_body">
      <style:text-properties officeooo:rsid="003d66c2" officeooo:paragraph-rsid="003fed10"/>
    </style:style>
    <style:style style:name="P14" style:family="paragraph" style:parent-style-name="Text_20_body">
      <style:text-properties officeooo:rsid="0041cd81" officeooo:paragraph-rsid="004334e0"/>
    </style:style>
    <style:style style:name="P15" style:family="paragraph" style:parent-style-name="Text_20_body">
      <style:text-properties officeooo:rsid="0043a5a9" officeooo:paragraph-rsid="0043a5a9"/>
    </style:style>
    <style:style style:name="P16" style:family="paragraph" style:parent-style-name="Text_20_body">
      <style:text-properties officeooo:rsid="0043ad47" officeooo:paragraph-rsid="0043ad47"/>
    </style:style>
    <style:style style:name="P17" style:family="paragraph" style:parent-style-name="Text_20_body">
      <style:text-properties officeooo:rsid="00454f2a" officeooo:paragraph-rsid="00454f2a"/>
    </style:style>
    <style:style style:name="P18" style:family="paragraph" style:parent-style-name="Text_20_body">
      <style:text-properties officeooo:rsid="00498125" officeooo:paragraph-rsid="00498125"/>
    </style:style>
    <style:style style:name="P19" style:family="paragraph" style:parent-style-name="Text_20_body">
      <style:text-properties officeooo:rsid="004cd03f" officeooo:paragraph-rsid="004cd03f"/>
    </style:style>
    <style:style style:name="P20" style:family="paragraph" style:parent-style-name="Text_20_body">
      <style:text-properties officeooo:rsid="00537412" officeooo:paragraph-rsid="00537412"/>
    </style:style>
    <style:style style:name="P21" style:family="paragraph" style:parent-style-name="Text_20_body">
      <style:text-properties officeooo:rsid="001c1110" officeooo:paragraph-rsid="001c1110"/>
    </style:style>
    <style:style style:name="P22" style:family="paragraph" style:parent-style-name="Text_20_body">
      <style:text-properties officeooo:rsid="0072a53a" officeooo:paragraph-rsid="0072a53a"/>
    </style:style>
    <style:style style:name="P23" style:family="paragraph" style:parent-style-name="Text_20_body">
      <style:text-properties officeooo:rsid="0022077b" officeooo:paragraph-rsid="0022077b"/>
    </style:style>
    <style:style style:name="P24" style:family="paragraph" style:parent-style-name="Text_20_body">
      <style:text-properties officeooo:rsid="001f9537" officeooo:paragraph-rsid="0073db24"/>
    </style:style>
    <style:style style:name="P25" style:family="paragraph" style:parent-style-name="Text_20_body">
      <style:text-properties officeooo:rsid="00743caa" officeooo:paragraph-rsid="00743caa"/>
    </style:style>
    <style:style style:name="P26" style:family="paragraph" style:parent-style-name="Text_20_body">
      <style:text-properties officeooo:rsid="0075ee82" officeooo:paragraph-rsid="0075ee82"/>
    </style:style>
    <style:style style:name="P27" style:family="paragraph" style:parent-style-name="Text_20_body">
      <style:text-properties officeooo:paragraph-rsid="007a18d7"/>
    </style:style>
    <style:style style:name="P28" style:family="paragraph" style:parent-style-name="Text_20_body">
      <style:text-properties officeooo:rsid="007cdabc" officeooo:paragraph-rsid="007cdabc"/>
    </style:style>
    <style:style style:name="P29" style:family="paragraph" style:parent-style-name="Text_20_body">
      <style:text-properties officeooo:rsid="00828cb7" officeooo:paragraph-rsid="00828cb7"/>
    </style:style>
    <style:style style:name="P30" style:family="paragraph" style:parent-style-name="Text_20_body">
      <style:text-properties style:font-name="Verdana" officeooo:rsid="00828cb7" officeooo:paragraph-rsid="00828cb7" style:font-size-asian="10.5pt"/>
    </style:style>
    <style:style style:name="P31" style:family="paragraph" style:parent-style-name="Text_20_body">
      <style:text-properties officeooo:rsid="00898f00" officeooo:paragraph-rsid="00898f00"/>
    </style:style>
    <style:style style:name="P32" style:family="paragraph" style:parent-style-name="Text_20_body">
      <style:text-properties officeooo:rsid="00898f00" officeooo:paragraph-rsid="008afdf1"/>
    </style:style>
    <style:style style:name="P33" style:family="paragraph" style:parent-style-name="Text_20_body">
      <style:text-properties officeooo:rsid="008c9be1" officeooo:paragraph-rsid="008c9be1"/>
    </style:style>
    <style:style style:name="P34" style:family="paragraph" style:parent-style-name="Text_20_body">
      <style:text-properties officeooo:rsid="008e8015" officeooo:paragraph-rsid="008e8015"/>
    </style:style>
    <style:style style:name="P35" style:family="paragraph" style:parent-style-name="Text_20_body">
      <style:text-properties officeooo:rsid="0094fbee" officeooo:paragraph-rsid="009acb1b"/>
    </style:style>
    <style:style style:name="P36" style:family="paragraph" style:parent-style-name="Text_20_body">
      <style:text-properties officeooo:rsid="0096c643" officeooo:paragraph-rsid="009acb1b"/>
    </style:style>
    <style:style style:name="P37" style:family="paragraph" style:parent-style-name="Text_20_body">
      <style:text-properties officeooo:rsid="009bd82e" officeooo:paragraph-rsid="009bd82e"/>
    </style:style>
    <style:style style:name="P38" style:family="paragraph" style:parent-style-name="Text_20_body">
      <style:text-properties officeooo:rsid="009f55e9" officeooo:paragraph-rsid="00a84bd7"/>
    </style:style>
    <style:style style:name="P39" style:family="paragraph" style:parent-style-name="Text_20_body">
      <style:text-properties officeooo:rsid="00a22f61" officeooo:paragraph-rsid="00a918df"/>
    </style:style>
    <style:style style:name="P40" style:family="paragraph" style:parent-style-name="Text_20_body">
      <style:text-properties officeooo:rsid="00a22f61" officeooo:paragraph-rsid="00b57532"/>
    </style:style>
    <style:style style:name="P41" style:family="paragraph" style:parent-style-name="Text_20_body">
      <style:text-properties officeooo:rsid="00abdc1f" officeooo:paragraph-rsid="00abdc1f"/>
    </style:style>
    <style:style style:name="P42" style:family="paragraph" style:parent-style-name="Text_20_body">
      <style:text-properties officeooo:rsid="00aeaec7" officeooo:paragraph-rsid="00aeaec7"/>
    </style:style>
    <style:style style:name="P43" style:family="paragraph" style:parent-style-name="Text_20_body">
      <style:text-properties style:font-name="Verdana2" officeooo:rsid="00a22f61" officeooo:paragraph-rsid="00b57532"/>
    </style:style>
    <style:style style:name="P44" style:family="paragraph" style:parent-style-name="Text_20_body">
      <style:text-properties officeooo:rsid="00ba1bfd" officeooo:paragraph-rsid="00ba1bfd"/>
    </style:style>
    <style:style style:name="P45" style:family="paragraph" style:parent-style-name="Text_20_body">
      <style:text-properties officeooo:rsid="00bba03a" officeooo:paragraph-rsid="00bba03a"/>
    </style:style>
    <style:style style:name="P46" style:family="paragraph" style:parent-style-name="Text_20_body">
      <style:text-properties officeooo:rsid="00bca016" officeooo:paragraph-rsid="00bca016"/>
    </style:style>
    <style:style style:name="P47" style:family="paragraph" style:parent-style-name="Text_20_body">
      <style:text-properties officeooo:rsid="00bd51e8" officeooo:paragraph-rsid="00bd51e8"/>
    </style:style>
    <style:style style:name="P48" style:family="paragraph" style:parent-style-name="Text_20_body">
      <style:text-properties officeooo:rsid="00bd51e8" officeooo:paragraph-rsid="00cd8bea"/>
    </style:style>
    <style:style style:name="P49" style:family="paragraph" style:parent-style-name="Text_20_body">
      <style:text-properties officeooo:rsid="00be4e52" officeooo:paragraph-rsid="00be4e52"/>
    </style:style>
    <style:style style:name="P50" style:family="paragraph" style:parent-style-name="Text_20_body">
      <style:text-properties officeooo:rsid="00c04ef1" officeooo:paragraph-rsid="00c04ef1"/>
    </style:style>
    <style:style style:name="P51" style:family="paragraph" style:parent-style-name="Text_20_body">
      <style:text-properties officeooo:rsid="00c082b5" officeooo:paragraph-rsid="00c082b5"/>
    </style:style>
    <style:style style:name="P52" style:family="paragraph" style:parent-style-name="Text_20_body">
      <style:text-properties officeooo:rsid="00c33256" officeooo:paragraph-rsid="00c33256"/>
    </style:style>
    <style:style style:name="P53" style:family="paragraph" style:parent-style-name="Text_20_body">
      <style:text-properties officeooo:rsid="00c49c12" officeooo:paragraph-rsid="00c49c12"/>
    </style:style>
    <style:style style:name="P54" style:family="paragraph" style:parent-style-name="Text_20_body">
      <style:text-properties officeooo:rsid="00c49c12" officeooo:paragraph-rsid="00c816c7"/>
    </style:style>
    <style:style style:name="P55" style:family="paragraph" style:parent-style-name="Text_20_body">
      <style:text-properties officeooo:rsid="00c656b0" officeooo:paragraph-rsid="00c656b0"/>
    </style:style>
    <style:style style:name="P56" style:family="paragraph" style:parent-style-name="Text_20_body">
      <style:text-properties officeooo:rsid="00c7104e" officeooo:paragraph-rsid="00c7104e"/>
    </style:style>
    <style:style style:name="P57" style:family="paragraph" style:parent-style-name="Text_20_body">
      <style:text-properties officeooo:rsid="00c889f3" officeooo:paragraph-rsid="00c889f3"/>
    </style:style>
    <style:style style:name="P58" style:family="paragraph" style:parent-style-name="Text_20_body">
      <style:text-properties officeooo:rsid="00c92bf7" officeooo:paragraph-rsid="00c92bf7"/>
    </style:style>
    <style:style style:name="P59" style:family="paragraph" style:parent-style-name="Text_20_body">
      <style:text-properties officeooo:rsid="00cb9fe3" officeooo:paragraph-rsid="00cb9fe3"/>
    </style:style>
    <style:style style:name="P60" style:family="paragraph" style:parent-style-name="Text_20_body">
      <style:text-properties officeooo:rsid="00cc801b" officeooo:paragraph-rsid="00cc801b"/>
    </style:style>
    <style:style style:name="P61" style:family="paragraph" style:parent-style-name="Quelltext">
      <style:text-properties officeooo:paragraph-rsid="0013c287"/>
    </style:style>
    <style:style style:name="P62" style:family="paragraph" style:parent-style-name="Quelltext">
      <style:text-properties officeooo:paragraph-rsid="001a70cb"/>
    </style:style>
    <style:style style:name="P63" style:family="paragraph" style:parent-style-name="Quelltext">
      <style:text-properties officeooo:paragraph-rsid="0056a24e"/>
    </style:style>
    <style:style style:name="P64" style:family="paragraph" style:parent-style-name="Quelltext">
      <style:text-properties officeooo:paragraph-rsid="005d8782"/>
    </style:style>
    <style:style style:name="P65" style:family="paragraph" style:parent-style-name="Quelltext">
      <style:text-properties fo:font-weight="bold" officeooo:rsid="00743caa" officeooo:paragraph-rsid="00743caa" style:font-weight-asian="bold" style:font-weight-complex="bold"/>
    </style:style>
    <style:style style:name="P66" style:family="paragraph" style:parent-style-name="Quelltext">
      <style:text-properties officeooo:paragraph-rsid="00743caa"/>
    </style:style>
    <style:style style:name="P67" style:family="paragraph" style:parent-style-name="Quelltext">
      <style:text-properties officeooo:paragraph-rsid="007a6ff8"/>
    </style:style>
    <style:style style:name="P68" style:family="paragraph" style:parent-style-name="Quelltext">
      <style:text-properties officeooo:rsid="007cb6ae" officeooo:paragraph-rsid="007cb6ae"/>
    </style:style>
    <style:style style:name="P69" style:family="paragraph" style:parent-style-name="Quelltext">
      <style:text-properties officeooo:rsid="007cb6ae" officeooo:paragraph-rsid="00a918df"/>
    </style:style>
    <style:style style:name="P70" style:family="paragraph" style:parent-style-name="Quelltext">
      <style:text-properties officeooo:rsid="007cb6ae" officeooo:paragraph-rsid="00b87086"/>
    </style:style>
    <style:style style:name="P71" style:family="paragraph" style:parent-style-name="Quelltext">
      <style:text-properties officeooo:rsid="00a22f61" officeooo:paragraph-rsid="00a918df"/>
    </style:style>
    <style:style style:name="P72" style:family="paragraph" style:parent-style-name="Quotations">
      <style:text-properties officeooo:rsid="00601668" officeooo:paragraph-rsid="00601668"/>
    </style:style>
    <style:style style:name="P73" style:family="paragraph" style:parent-style-name="Preformatted_20_Text">
      <style:text-properties officeooo:rsid="00ba1bfd" officeooo:paragraph-rsid="00ba1bfd"/>
    </style:style>
    <style:style style:name="P74" style:family="paragraph" style:parent-style-name="Preformatted_20_Text">
      <style:paragraph-properties fo:margin-top="0cm" fo:margin-bottom="0.499cm" loext:contextual-spacing="false"/>
    </style:style>
    <style:style style:name="P75" style:family="paragraph" style:parent-style-name="Table_20_Contents">
      <style:text-properties style:font-name="Verdana" style:font-size-asian="10.5pt"/>
    </style:style>
    <style:style style:name="P76" style:family="paragraph" style:parent-style-name="Table_20_Contents">
      <style:text-properties style:font-name="Verdana" officeooo:rsid="00828cb7" officeooo:paragraph-rsid="00828cb7" style:font-size-asian="10.5pt"/>
    </style:style>
    <style:style style:name="P77" style:family="paragraph" style:parent-style-name="Text_20_body" style:list-style-name="L1">
      <style:text-properties officeooo:rsid="00135d5b" officeooo:paragraph-rsid="00135d5b"/>
    </style:style>
    <style:style style:name="P78" style:family="paragraph" style:parent-style-name="Text_20_body" style:list-style-name="L2">
      <style:text-properties officeooo:rsid="001dddb2" officeooo:paragraph-rsid="001dddb2"/>
    </style:style>
    <style:style style:name="P79" style:family="paragraph" style:parent-style-name="Text_20_body" style:list-style-name="L2">
      <style:text-properties officeooo:rsid="005f4544" officeooo:paragraph-rsid="005f4544"/>
    </style:style>
    <style:style style:name="P80" style:family="paragraph" style:parent-style-name="Text_20_body">
      <style:text-properties officeooo:rsid="007a18d7" officeooo:paragraph-rsid="007a18d7"/>
    </style:style>
    <style:style style:name="P81" style:family="paragraph" style:parent-style-name="Text_20_body" style:list-style-name="L3">
      <style:text-properties officeooo:rsid="00a22f61" officeooo:paragraph-rsid="00a22f61"/>
    </style:style>
    <style:style style:name="P82" style:family="paragraph" style:parent-style-name="Text_20_body" style:list-style-name="L3">
      <style:text-properties officeooo:rsid="00a22f61" officeooo:paragraph-rsid="00af5123"/>
    </style:style>
    <style:style style:name="P83" style:family="paragraph" style:parent-style-name="Text_20_body" style:list-style-name="L3">
      <style:text-properties officeooo:rsid="00a31ab2" officeooo:paragraph-rsid="00a31ab2"/>
    </style:style>
    <style:style style:name="P84" style:family="paragraph" style:parent-style-name="Text_20_body" style:list-style-name="L3">
      <style:text-properties officeooo:rsid="00abdc1f" officeooo:paragraph-rsid="00abdc1f"/>
    </style:style>
    <style:style style:name="P85" style:family="paragraph" style:parent-style-name="Text_20_body">
      <style:text-properties officeooo:rsid="00cca58f" officeooo:paragraph-rsid="00cca58f"/>
    </style:style>
    <style:style style:name="P86" style:family="paragraph" style:parent-style-name="Text_20_body">
      <style:text-properties officeooo:rsid="00ce7668" officeooo:paragraph-rsid="00ce7668"/>
    </style:style>
    <style:style style:name="P87" style:family="paragraph" style:parent-style-name="Text_20_body">
      <style:text-properties officeooo:paragraph-rsid="00c18d74"/>
    </style:style>
    <style:style style:name="P88" style:family="paragraph" style:parent-style-name="Text_20_body">
      <style:text-properties officeooo:rsid="00d0c39f" officeooo:paragraph-rsid="00d0c39f"/>
    </style:style>
    <style:style style:name="P89" style:family="paragraph" style:parent-style-name="Text_20_body">
      <style:text-properties officeooo:rsid="00d0c39f" officeooo:paragraph-rsid="00d27f93"/>
    </style:style>
    <style:style style:name="P90" style:family="paragraph" style:parent-style-name="Text_20_body">
      <style:text-properties officeooo:rsid="00d33ce0" officeooo:paragraph-rsid="00d33ce0"/>
    </style:style>
    <style:style style:name="P91" style:family="paragraph" style:parent-style-name="Heading_20_1">
      <style:text-properties officeooo:rsid="0037f9cb"/>
    </style:style>
    <style:style style:name="P92" style:family="paragraph" style:parent-style-name="Heading_20_1">
      <style:text-properties officeooo:rsid="0054fced" officeooo:paragraph-rsid="0054fced"/>
    </style:style>
    <style:style style:name="P93" style:family="paragraph" style:parent-style-name="Heading_20_1">
      <style:text-properties officeooo:rsid="0034a62c" officeooo:paragraph-rsid="0034a62c"/>
    </style:style>
    <style:style style:name="P94" style:family="paragraph" style:parent-style-name="Heading_20_2">
      <style:text-properties officeooo:rsid="0041cd81" officeooo:paragraph-rsid="0041cd81"/>
    </style:style>
    <style:style style:name="P95" style:family="paragraph" style:parent-style-name="Heading_20_2">
      <style:text-properties officeooo:rsid="0041cd81" officeooo:paragraph-rsid="004334e0"/>
    </style:style>
    <style:style style:name="P96" style:family="paragraph" style:parent-style-name="Heading_20_2">
      <style:text-properties officeooo:rsid="007ea01b"/>
    </style:style>
    <style:style style:name="P97" style:family="paragraph" style:parent-style-name="Heading_20_2">
      <style:text-properties officeooo:paragraph-rsid="00898f00"/>
    </style:style>
    <style:style style:name="P98" style:family="paragraph" style:parent-style-name="Heading_20_2">
      <style:text-properties officeooo:rsid="00c18d74" officeooo:paragraph-rsid="00c18d74"/>
    </style:style>
    <style:style style:name="P99" style:family="paragraph" style:parent-style-name="Heading_20_2">
      <style:text-properties officeooo:rsid="00334850" officeooo:paragraph-rsid="00334850"/>
    </style:style>
    <style:style style:name="P100" style:family="paragraph" style:parent-style-name="Heading_20_3">
      <style:text-properties officeooo:rsid="0041cd81" officeooo:paragraph-rsid="0041cd81"/>
    </style:style>
    <style:style style:name="P101" style:family="paragraph" style:parent-style-name="Heading_20_3">
      <style:text-properties officeooo:paragraph-rsid="008e471a"/>
    </style:style>
    <style:style style:name="P102" style:family="paragraph" style:parent-style-name="Quelltext">
      <style:text-properties officeooo:rsid="007a6ff8" officeooo:paragraph-rsid="007a6ff8"/>
    </style:style>
    <style:style style:name="P103" style:family="paragraph" style:parent-style-name="Quelltext">
      <style:text-properties fo:font-weight="bold" officeooo:rsid="007a6ff8" officeooo:paragraph-rsid="007a6ff8" style:font-weight-asian="bold" style:font-weight-complex="bold"/>
    </style:style>
    <style:style style:name="P104" style:family="paragraph" style:parent-style-name="Quelltext">
      <style:text-properties fo:font-weight="bold" officeooo:paragraph-rsid="007a6ff8" style:font-weight-asian="bold" style:font-weight-complex="bold"/>
    </style:style>
    <style:style style:name="P105" style:family="paragraph" style:parent-style-name="Quelltext">
      <style:text-properties fo:font-weight="bold" officeooo:paragraph-rsid="007cb6ae" style:font-weight-asian="bold" style:font-weight-complex="bold"/>
    </style:style>
    <style:style style:name="P106" style:family="paragraph" style:parent-style-name="Quelltext">
      <style:text-properties officeooo:rsid="007cb6ae" officeooo:paragraph-rsid="007cb6ae"/>
    </style:style>
    <style:style style:name="P107" style:family="paragraph" style:parent-style-name="Quelltext">
      <style:text-properties officeooo:rsid="007cb6ae" officeooo:paragraph-rsid="00a918df"/>
    </style:style>
    <style:style style:name="P108" style:family="paragraph" style:parent-style-name="Heading_20_4">
      <style:text-properties officeooo:paragraph-rsid="0073db24"/>
    </style:style>
    <style:style style:name="T1" style:family="text">
      <style:text-properties officeooo:rsid="0018c3c0"/>
    </style:style>
    <style:style style:name="T2" style:family="text">
      <style:text-properties officeooo:rsid="001dddb2"/>
    </style:style>
    <style:style style:name="T3" style:family="text">
      <style:text-properties officeooo:rsid="00283024"/>
    </style:style>
    <style:style style:name="T4" style:family="text">
      <style:text-properties officeooo:rsid="00333d77"/>
    </style:style>
    <style:style style:name="T5" style:family="text">
      <style:text-properties officeooo:rsid="00364648"/>
    </style:style>
    <style:style style:name="T6" style:family="text">
      <style:text-properties officeooo:rsid="0042be7c"/>
    </style:style>
    <style:style style:name="T7" style:family="text">
      <style:text-properties officeooo:rsid="0047240a"/>
    </style:style>
    <style:style style:name="T8" style:family="text">
      <style:text-properties officeooo:rsid="004d997b"/>
    </style:style>
    <style:style style:name="T9" style:family="text">
      <style:text-properties officeooo:rsid="004e7278"/>
    </style:style>
    <style:style style:name="T10" style:family="text">
      <style:text-properties officeooo:rsid="00502226"/>
    </style:style>
    <style:style style:name="T11" style:family="text">
      <style:text-properties officeooo:rsid="005190df"/>
    </style:style>
    <style:style style:name="T12" style:family="text">
      <style:text-properties officeooo:rsid="005c3809"/>
    </style:style>
    <style:style style:name="T13" style:family="text">
      <style:text-properties officeooo:rsid="005d8782"/>
    </style:style>
    <style:style style:name="T14" style:family="text">
      <style:text-properties officeooo:rsid="0060823c"/>
    </style:style>
    <style:style style:name="T15" style:family="text">
      <style:text-properties officeooo:rsid="0062c6f2"/>
    </style:style>
    <style:style style:name="T16" style:family="text">
      <style:text-properties officeooo:rsid="0072631e"/>
    </style:style>
    <style:style style:name="T17" style:family="text">
      <style:text-properties officeooo:rsid="00733a39"/>
    </style:style>
    <style:style style:name="T18" style:family="text">
      <style:text-properties officeooo:rsid="007823e7"/>
    </style:style>
    <style:style style:name="T19" style:family="text">
      <style:text-properties officeooo:rsid="007a6ff8"/>
    </style:style>
    <style:style style:name="T20" style:family="text">
      <style:text-properties officeooo:rsid="007f3f8b"/>
    </style:style>
    <style:style style:name="T21" style:family="text">
      <style:text-properties officeooo:rsid="0084bfb9"/>
    </style:style>
    <style:style style:name="T22" style:family="text">
      <style:text-properties officeooo:rsid="00898f00"/>
    </style:style>
    <style:style style:name="T23" style:family="text">
      <style:text-properties officeooo:rsid="008afdf1"/>
    </style:style>
    <style:style style:name="T24" style:family="text">
      <style:text-properties officeooo:rsid="008e471a"/>
    </style:style>
    <style:style style:name="T25" style:family="text">
      <style:text-properties officeooo:rsid="008f8316"/>
    </style:style>
    <style:style style:name="T26" style:family="text">
      <style:text-properties officeooo:rsid="009180a1"/>
    </style:style>
    <style:style style:name="T27" style:family="text">
      <style:text-properties officeooo:rsid="0094fbee"/>
    </style:style>
    <style:style style:name="T28" style:family="text">
      <style:text-properties officeooo:rsid="0096c643"/>
    </style:style>
    <style:style style:name="T29" style:family="text">
      <style:text-properties officeooo:rsid="0099550b"/>
    </style:style>
    <style:style style:name="T30" style:family="text">
      <style:text-properties style:font-name="Courier New1" officeooo:rsid="0099550b"/>
    </style:style>
    <style:style style:name="T31" style:family="text">
      <style:text-properties style:font-name="Courier New1" officeooo:rsid="00b46fac"/>
    </style:style>
    <style:style style:name="T32" style:family="text">
      <style:text-properties officeooo:rsid="009acb1b"/>
    </style:style>
    <style:style style:name="T33" style:family="text">
      <style:text-properties officeooo:rsid="009e372f"/>
    </style:style>
    <style:style style:name="T34" style:family="text">
      <style:text-properties officeooo:rsid="00a0db6f"/>
    </style:style>
    <style:style style:name="T35" style:family="text">
      <style:text-properties officeooo:rsid="00a50711"/>
    </style:style>
    <style:style style:name="T36" style:family="text">
      <style:text-properties officeooo:rsid="00a69969"/>
    </style:style>
    <style:style style:name="T37" style:family="text">
      <style:text-properties officeooo:rsid="00a6c446"/>
    </style:style>
    <style:style style:name="T38" style:family="text">
      <style:text-properties officeooo:rsid="00a918df"/>
    </style:style>
    <style:style style:name="T39" style:family="text">
      <style:text-properties officeooo:rsid="00af5123"/>
    </style:style>
    <style:style style:name="T40" style:family="text">
      <style:text-properties officeooo:rsid="00b31182"/>
    </style:style>
    <style:style style:name="T41" style:family="text">
      <style:text-properties officeooo:rsid="00b46fac"/>
    </style:style>
    <style:style style:name="T42" style:family="text">
      <style:text-properties officeooo:rsid="00b87086"/>
    </style:style>
    <style:style style:name="T43" style:family="text">
      <style:text-properties officeooo:rsid="00c0c58d"/>
    </style:style>
    <style:style style:name="T44" style:family="text">
      <style:text-properties officeooo:rsid="00c609a9"/>
    </style:style>
    <style:style style:name="T45" style:family="text">
      <style:text-properties officeooo:rsid="00c816c7"/>
    </style:style>
    <style:style style:name="T46" style:family="text">
      <style:text-properties officeooo:rsid="00cae999"/>
    </style:style>
    <style:style style:name="T47" style:family="text">
      <style:text-properties officeooo:rsid="00cd8bea"/>
    </style:style>
    <style:style style:name="T48" style:family="text">
      <style:text-properties officeooo:rsid="00d206f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1" text:outline-level="1">Willkommen</text:h>
      <text:p text:style-name="P13">Das Arbeiten mit Geodaten und Landkarten hat durch das globale Positionsbestimmungssystem GPS (Global Positioning System) immer mehr an Relevanz gewonnen. So finden Sie auch im Internet immer mehr digitale Karten und Anwendungen die mit Geodaten arbeiten.</text:p>
      <text:p text:style-name="Quotations">Geodaten sind Informationen, die eine Zuordnung zu einer räumlichen Lage besitzen. 90 % aller Daten können einem Ort zugeordnet werden und sind somit Geodaten.</text:p>
      <text:p text:style-name="P15">Viele Anwendungen bieten ortsbezogene<text:tab/> Informationen in Echtzeit an. </text:p>
      <text:p text:style-name="P15"/>
      <text:p text:style-name="P18"><text:a xlink:type="simple" xlink:href="http://leafletjs.com/" text:style-name="Internet_20_link" text:visited-style-name="Visited_20_Internet_20_Link">Leaflet</text:a> ist eine freie JavaScript-Bibliothek, mit der WebGIS-Anwendungen erstellt werden können. Die Bibliothek verwendet HTML5, CSS3 und unterstützt somit die meisten Desktop- und Mobil-Browser. Neben OpenLayers und Google Maps API ist Leaflet eine der verbreitetsten Bibliotheken und wird von Webseiten wie GitHub,[2] FourSquare,[3] Pinterest und Flickr[4] eingesetzt. (<text:a xlink:type="simple" xlink:href="https://de.wikipedia.org/wiki/Leaflet" text:style-name="Internet_20_link" text:visited-style-name="Visited_20_Internet_20_Link">https://de.wikipedia.org/wiki/Leaflet</text:a>) todo</text:p>
      <text:p text:style-name="P15"/>
      <text:p text:style-name="P17">ESRI Inc. (Environmental Systems Research Institute) ist ein US-amerikanischer Softwarehersteller von Geoinformationssystemen (GIS). Das in Redlands in Kalifornien ansässige und vollständig im Privatbesitz befindliche Unternehmen wurde 1969 von Jack Dangermond gegründet. (<text:a xlink:type="simple" xlink:href="https://de.wikipedia.org/wiki/ESRI" text:style-name="Internet_20_link" text:visited-style-name="Visited_20_Internet_20_Link">https://de.wikipedia.org/wiki/ESRI</text:a>) <text:span text:style-name="T7">Todo</text:span></text:p>
      <text:p text:style-name="P15"/>
      <text:p text:style-name="P16">Geoinformationssysteme, Geographische Informationssysteme (GIS) oder Räumliche Informationssysteme (RIS) sind Informationssysteme zur Erfassung, Bearbeitung, Organisation, Analyse und Präsentation räumlicher Daten. Geoinformationssysteme umfassen die dazu benötigte Hardware, Software, Daten und Anwendungen. (<text:a xlink:type="simple" xlink:href="https://de.wikipedia.org/wiki/Geoinformationssystem" text:style-name="Internet_20_link" text:visited-style-name="Visited_20_Internet_20_Link">https://de.wikipedia.org/wiki/Geoinformationssystem</text:a>) <text:span text:style-name="T7">Todo</text:span></text:p>
      <text:p text:style-name="P16"/>
      <text:p text:style-name="P16"/>
      <text:h text:style-name="P94" text:outline-level="2"><text:soft-page-break/>Wichtiges zum Buch</text:h>
      <text:h text:style-name="P100" text:outline-level="3">Worum geht es in diesem Buch</text:h>
      <text:h text:style-name="P100" text:outline-level="3">Wer sollte dieses Buch lesen</text:h>
      <text:p text:style-name="P19">Ich gehe davon aus, dass Sie über grundlegende HTML und CSS (Cascading Style Sheets) Kenntnisse verfügen. Sie sollten auf alle Fälle wissen, wie <text:span text:style-name="T9">S</text:span>ie Cascading Style Sheets und JavaScript Skripte in ein HTML-Dokument einbinden und wie Sie mit einfach<text:span text:style-name="T10">en</text:span> HTML-Elemente<text:span text:style-name="T10">n</text:span> arbeiten. Für das Verständnis <text:span text:style-name="T8">der Beispiele</text:span> sind <text:span text:style-name="T11">darüber hinaus </text:span>grundlegende Javascript Kenntnisse hilfreich.</text:p>
      <text:h text:style-name="P95" text:outline-level="2">Die Autorin</text:h>
      <text:p text:style-name="P14">Fragen per E-Mail an <text:span text:style-name="T6">die E-Mail-Adresse info@astrid-guenther.de</text:span></text:p>
      <text:h text:style-name="P92" text:outline-level="1">Eine Karte <text:span text:style-name="T15">mit Leaflet </text:span>erstellen</text:h>
      <text:p text:style-name="P20">Todo was behandelt dieses Kapitel?</text:p>
      <text:h text:style-name="P96" text:outline-level="2">Wir beginnen mit einer einfachen Karte</text:h>
      <text:p text:style-name="P2"><text:bookmark-start text:name="__DdeLink__451_1591445353"/>Um eine Karte mit Leaflet auf einer Internetseite anzuzeigen, reichen wenige Schritte aus:<text:bookmark-end text:name="__DdeLink__451_1591445353"/></text:p>
      <text:list xml:id="list2235014937071267378" text:style-name="L1">
        <text:list-item>
          <text:p text:style-name="P77"><text:bookmark-start text:name="__DdeLink__32_1731769084"/><text:bookmark-start text:name="__DdeLink__454_1591445353"/>Integrieren Sie die notwendigen JavaScript und Cascading Style Sheet (CSS) Dateien.<text:bookmark-end text:name="__DdeLink__32_1731769084"/><text:bookmark-end text:name="__DdeLink__454_1591445353"/></text:p>
        </text:list-item>
        <text:list-item>
          <text:p text:style-name="P77"><text:bookmark-start text:name="__DdeLink__456_1591445353"/>Erstellen Sie ein &lt;div&gt;-Element in dem die Karte angezeigt werden soll.<text:bookmark-end text:name="__DdeLink__456_1591445353"/></text:p>
        </text:list-item>
        <text:list-item>
          <text:p text:style-name="P77"><text:bookmark-start text:name="__DdeLink__458_1591445353"/>Erstellen Sie das Karten-Objekt.<text:bookmark-end text:name="__DdeLink__458_1591445353"/></text:p>
        </text:list-item>
        <text:list-item>
          <text:p text:style-name="P77"><text:bookmark-start text:name="__DdeLink__461_1591445353"/>F<text:bookmark-start text:name="__DdeLink__37_1731769084"/>ügen Sie einen Karten-Layer zur Karte hinzu<text:bookmark-end text:name="__DdeLink__37_1731769084"/>.<text:bookmark-end text:name="__DdeLink__461_1591445353"/></text:p>
        </text:list-item>
      </text:list>
      <text:p text:style-name="P1">Zunächst erstellen wir aber ein<text:span text:style-name="T5">e</text:span> <text:span text:style-name="T5">HTML-Datei</text:span>, die Grundlage für die Beispiele sein wird.</text:p>
      <text:p text:style-name="Text_20_body">Todo Beispielcode?</text:p>
      <text:p text:style-name="Text_20_body"/>
      <text:p text:style-name="P61"><text:bookmark-start text:name="__DdeLink__433_1591445353"/>&lt;!DOCTYPE html&gt;</text:p>
      <text:p text:style-name="P61">&lt;html&gt;</text:p>
      <text:p text:style-name="P61">&lt;head&gt;</text:p>
      <text:p text:style-name="P63">&lt;title&gt;Eine OSM Karte mit Leaflet&lt;/title&gt;</text:p>
      <text:p text:style-name="P61"><text:soft-page-break/>&lt;/head&gt;</text:p>
      <text:p text:style-name="P61">&lt;body&gt;</text:p>
      <text:p text:style-name="P62">&lt;/body&gt;</text:p>
      <text:p text:style-name="P62">&lt;/html&gt;<text:bookmark-end text:name="__DdeLink__433_1591445353"/><text:span text:style-name="T17">todo 999</text:span></text:p>
      <text:p text:style-name="P22"/>
      <text:p text:style-name="P21">Ein Aufruf dieser Datei öffnet ein leeres Browser-Fenster. Nur der Titel der Seite ist abzulesen.</text:p>
      <text:h text:style-name="Heading_20_3" text:outline-level="3">Integrieren Sie die notwendigen JavaScript und Cascading Style Sheet (CSS) Dateien</text:h>
      <text:p text:style-name="P4">Sie haben zwei Möglichkeiten die notwendigen Dateien zu integrieren.</text:p>
      <text:list xml:id="list3662146302562753822" text:style-name="L2">
        <text:list-item>
          <text:p text:style-name="P78"><text:span text:style-name="T13">Erstellen Sie eine eigene </text:span>lokale Kopie <text:span text:style-name="T13">der Dateien</text:span></text:p>
        </text:list-item>
        <text:list-item>
          <text:p text:style-name="P79">Laden Sie die Dateien über ein Content Delivery Network (CDN)</text:p>
        </text:list-item>
      </text:list>
      <text:p text:style-name="P72">Ein Content Delivery Network (CDN) oder auch Content Distribution Network genannt, ist ein Netz regional verteilter und über das Internet verbundener Server, mit dem Inhalte – insbesondere große Mediendateien – ausgeliefert werden. Ein CDN stellt skalierende Speicher- und Auslieferungskapazitäten zur Verfügung und gewährleistet auch bei großen Lastspitzen einen optimalen Datendurchsatz. <text:span text:style-name="T14">Vorteil und Nachteile </text:span>(Todod)</text:p>
      <text:h text:style-name="Heading_20_4" text:outline-level="4">Eine Kopie <text:span text:style-name="T12">im Internet</text:span></text:h>
      <text:p text:style-name="P5">Xx</text:p>
      <text:p text:style-name="P5"/>
      <text:p text:style-name="Quelltext"><text:script xlink:href="https://unpkg.com/leaflet@1.1.0/dist/leaflet.js"/>&lt;!DOCTYPE html&gt;</text:p>
      <text:p text:style-name="Quelltext">&lt;html&gt;</text:p>
      <text:p text:style-name="Quelltext">&lt;head&gt;</text:p>
      <text:p text:style-name="P64">&lt;title&gt;Eine OSM Karte mit Leaflet&lt;/title&gt;</text:p>
      <text:p text:style-name="P65"><text:bookmark-start text:name="__DdeLink__600_1677780976"/>&lt;link rel="stylesheet" href="https://unpkg.com/leaflet@1.1.0/dist/leaflet.css" /&gt;</text:p>
      <text:p text:style-name="P65">&lt;script src="https://unpkg.com/leaflet@1.1.0/dist/leaflet.js"&gt;&lt;/script&gt;</text:p>
      <text:p text:style-name="P66"><text:bookmark-end text:name="__DdeLink__600_1677780976"/>&lt;/head&gt;</text:p>
      <text:p text:style-name="Quelltext">&lt;body&gt;</text:p>
      <text:p text:style-name="Quelltext">&lt;/body&gt;</text:p>
      <text:p text:style-name="Quelltext">&lt;/html&gt; <text:span text:style-name="T18">todo 998</text:span></text:p>
      <text:p text:style-name="P27"><text:soft-page-break/>Todo Beispielcode? <text:span text:style-name="T16">Und wie binde ich skripte am besten ein defer?? und </text:span><text:a xlink:type="simple" xlink:href="https://stackoverflow.com/questions/45281262/where-should-i-put-leafelt-script-tags-in-html-markup-and-can-i-use-async-or-d/45282437?noredirect=1#comment77528842_45282437" text:style-name="Internet_20_link" text:visited-style-name="Visited_20_Internet_20_Link"><text:span text:style-name="T16">https://stackoverflow.com/questions/45281262/where-should-i-put-leafelt-script-tags-in-html-markup-and-can-i-use-async-or-d/45282437?noredirect=1#comment77528842_45282437</text:span></text:a><text:span text:style-name="T16"> - </text:span></text:p>
      <text:p text:style-name="P27"/>
      <text:p text:style-name="P80">Todo https://developer.mozilla.org/en-US/docs/Web/Security/Subresource_Integrity</text:p>
      <text:p text:style-name="P25"/>
      <text:p text:style-name="P25"/>
      <text:p text:style-name="P26">Todo <text:a xlink:type="simple" xlink:href="https://dev.w3.org/html5/html-author/#void-elements-0" text:style-name="Internet_20_link" text:visited-style-name="Visited_20_Internet_20_Link">https://dev.w3.org/html5/html-author/#void-elements-0</text:a><text:line-break/>https://dev.w3.org/html5/html-author/#start-tag</text:p>
      <text:p text:style-name="P7"><text:span text:style-name="T2"><text:script xlink:href="https://unpkg.com/leaflet@1.1.0/dist/leaflet.js"/></text:span><text:span text:style-name="T2">xx</text:span></text:p>
      <text:p text:style-name="P8">Auch jetzt sieht man noch nichts, wenn man die HTML-Datei im Browser aufruft.</text:p>
      <text:p text:style-name="P23">Todo Link <text:a xlink:type="simple" xlink:href="http://leafletjs.com/download.html" text:style-name="Internet_20_link" text:visited-style-name="Visited_20_Internet_20_Link">http://leafletjs.com/download.html</text:a></text:p>
      <text:h text:style-name="P108" text:outline-level="4">Eine lokale Kopie</text:h>
      <text:p text:style-name="P6">Xx</text:p>
      <text:p text:style-name="P24">Todo Download http://leafletjs.com/download.html</text:p>
      <text:h text:style-name="Heading_20_3" text:outline-level="3">Erstellen Sie ein &lt;div&gt;-Element in dem die Karte angezeigt werden soll</text:h>
      <text:p text:style-name="P3">Xx</text:p>
      <text:p text:style-name="P3"/>
      <text:p text:style-name="P102">&lt;!DOCTYPE HTML&gt;</text:p>
      <text:p text:style-name="P102">&lt;html&gt;</text:p>
      <text:p text:style-name="P102">&lt;head&gt;</text:p>
      <text:p text:style-name="P102">&lt;title&gt;Eine OSM Karte mit Leaflet&lt;/title&gt;</text:p>
      <text:p text:style-name="P102">&lt;link rel="stylesheet" href="https://unpkg.com/leaflet@1.1.0/dist/leaflet.css" /&gt;</text:p>
      <text:p text:style-name="P102">&lt;script src="https://unpkg.com/leaflet@1.1.0/dist/leaflet.js"&gt;&lt;/script&gt;</text:p>
      <text:p text:style-name="P102">&lt;/head&gt;</text:p>
      <text:p text:style-name="P102">&lt;body&gt;</text:p>
      <text:p text:style-name="P103">&lt;div style="height: 180px;" id="mapid"&gt;&lt;/div&gt;</text:p>
      <text:p text:style-name="P102"><text:soft-page-break/>&lt;/body&gt;</text:p>
      <text:p text:style-name="P102">&lt;/html&gt; todo 997</text:p>
      <text:p text:style-name="P3"/>
      <text:p text:style-name="Text_20_body">Todo Tipp css in html inline damit man unt<text:span text:style-name="T3">e</text:span>rschiedliche karten in unterscheidlichen größen anzeigen kann.</text:p>
      <text:h text:style-name="Heading_20_3" text:outline-level="3"><text:span text:style-name="T1">E</text:span>rstellen Sie das Karten-Objekt</text:h>
      <text:p text:style-name="P9">Nun wird es spannend.</text:p>
      <text:p text:style-name="P9"/>
      <text:p text:style-name="P9"/>
      <text:p text:style-name="P9"/>
      <text:p text:style-name="P102"><text:bookmark-start text:name="__DdeLink__616_1677780976"/>&lt;!DOCTYPE HTML&gt;</text:p>
      <text:p text:style-name="P102">&lt;html&gt;</text:p>
      <text:p text:style-name="P102">&lt;head&gt;</text:p>
      <text:p text:style-name="P102">&lt;title&gt;Eine OSM Karte mit Leaflet&lt;/title&gt;</text:p>
      <text:p text:style-name="P102">&lt;link rel="stylesheet" href="https://unpkg.com/leaflet@1.1.0/dist/leaflet.css" /&gt;</text:p>
      <text:p text:style-name="P102">&lt;script src="https://unpkg.com/leaflet@1.1.0/dist/leaflet.js"&gt;&lt;/script&gt;</text:p>
      <text:p text:style-name="P102">&lt;/head&gt;</text:p>
      <text:p text:style-name="P102">&lt;body&gt;</text:p>
      <text:p text:style-name="P102">&lt;div style="height: 180px;" id="mapid"&gt;&lt;/div&gt;</text:p>
      <text:p text:style-name="P104"><text:bookmark-start text:name="__DdeLink__618_1677780976"/>&lt;script&gt;</text:p>
      <text:p text:style-name="P105">var mymap = L.map('mapid').setView([50.27264, 7.26469], 13);</text:p>
      <text:p text:style-name="P104">&lt;/script&gt;<text:bookmark-end text:name="__DdeLink__618_1677780976"/></text:p>
      <text:p text:style-name="P102">&lt;/body&gt;</text:p>
      <text:p text:style-name="P67"><text:span text:style-name="T19">&lt;/html&gt;</text:span><text:bookmark-end text:name="__DdeLink__616_1677780976"/><text:span text:style-name="T19"> 996</text:span></text:p>
      <text:p text:style-name="P11"/>
      <text:p text:style-name="P10">Todo: Tipp Center und Zoom immer zuweisen.</text:p>
      <text:h text:style-name="Heading_20_3" text:outline-level="3"><text:span text:style-name="T4">F</text:span>ügen Sie eine <text:span text:style-name="T27">Schicht mit Kacheln</text:span> <text:span text:style-name="T27">(Tile-Layer) </text:span>zur Karte hinzu</text:h>
      <text:p text:style-name="P35">Der letzte Schritt beim Erstellen der Karte <text:span text:style-name="T29">ist</text:span> das Hinzufügen der Kacheln. Die<text:span text:style-name="T28">se</text:span> Schicht oder d<text:span text:style-name="T28">i</text:span>e<text:span text:style-name="T28">se</text:span>r Layer, kann als eine Art Basis angesehen werden. <text:span text:style-name="T28">Es </text:span><text:soft-page-break/><text:span text:style-name="T28">handelt sich um die grafische Darstellung auf der die Objekte die wir hier im Buch erarbeiten, dargestellt werden.</text:span></text:p>
      <text:p text:style-name="P36">Kacheln in einem Layer werden als Service von unterschiedlichen Servern angeboten. Im <text:span text:style-name="T32">nächsten</text:span> Kapitel <text:span text:style-name="T32">werde</text:span> ich Ihnen <text:span text:style-name="T32">genauer </text:span>erläutert, dass diese Kacheln normalerweise als 256 x 256 Pixel Images angeboten werden <text:span text:style-name="T29">und warum URL zum Aufruf der Kacheln </text:span><text:span text:style-name="T30">/z/x/y.png</text:span><text:span text:style-name="T29"> lautet. </text:span></text:p>
      <text:p text:style-name="Quotations">Ich <text:span text:style-name="T32">verwende hier</text:span> OpenstreetMap zur Darstellung der Karte. Die rechtlichen <text:span text:style-name="T32">Voraussetzungen</text:span> zur Verwendung der Kacheln des Openstreetmap Servers finden Sie unter der Adresse <text:a xlink:type="simple" xlink:href="https://operations.osmfoundation.org/policies/tiles" text:style-name="Internet_20_link" text:visited-style-name="Visited_20_Internet_20_Link">https://operations.osmfoundation.org/policies/tiles</text:a></text:p>
      <text:p text:style-name="P3"/>
      <text:p text:style-name="P68"><text:bookmark-start text:name="__DdeLink__29273_1677780976"/>&lt;!DOCTYPE HTML&gt;</text:p>
      <text:p text:style-name="P68">&lt;html&gt;</text:p>
      <text:p text:style-name="P68">&lt;head&gt;</text:p>
      <text:p text:style-name="P68">&lt;title&gt;Eine OSM Karte mit Leaflet&lt;/title&gt;</text:p>
      <text:p text:style-name="P68">&lt;link rel="stylesheet" href="https://unpkg.com/leaflet@1.1.0/dist/leaflet.css" /&gt;</text:p>
      <text:p text:style-name="P68">&lt;script src="https://unpkg.com/leaflet@1.1.0/dist/leaflet.js"&gt;&lt;/script&gt;</text:p>
      <text:p text:style-name="P68">&lt;/head&gt;</text:p>
      <text:p text:style-name="P68">&lt;body&gt;</text:p>
      <text:p text:style-name="P68">&lt;div style="height: 180px;" id="mapid"&gt;&lt;/div&gt;</text:p>
      <text:p text:style-name="P68">&lt;script&gt;</text:p>
      <text:p text:style-name="P68">var mymap = L.map('mapid').setView([50.27264, 7.26469], 13);</text:p>
      <text:p text:style-name="P68">L.tileLayer('http://{s}.tile.osm.org/{z}/{x}/{y}.png').addTo(mymap);</text:p>
      <text:p text:style-name="P68">&lt;/script&gt;</text:p>
      <text:p text:style-name="P68">&lt;/body&gt;</text:p>
      <text:p text:style-name="P68">&lt;/html&gt; todo 995<text:bookmark-end text:name="__DdeLink__29273_1677780976"/></text:p>
      <text:p text:style-name="P11"/>
      <text:p text:style-name="P11"/>
      <text:h text:style-name="P97" text:outline-level="2"><text:soft-page-break/><text:span text:style-name="T26">Exkurs</text:span>: <text:span text:style-name="T22">Wie werden Landkarten auf einer Webseite angezeigt?</text:span></text:h>
      <text:h text:style-name="Heading_20_3" text:outline-level="3">Vektoren und Bitmaps</text:h>
      <text:p text:style-name="P31">Dies ist ein ziemlich großes Thema und wie Sie wahrscheinlich wissen, gibt es viele Alternativen für die Anzeige von Karten im Internet. Aber letztlich müssen sie alle ein Bild auf einen Bildschirm stellen. Es gibt mehr als einen Weg, dies zu tun, mit dem größten Unterschied ist die Präsentation des Bildes auf dem Bildschirm entweder ein Vektor-Bild oder eine Bitmap.</text:p>
      <text:h text:style-name="Heading_20_4" text:outline-level="4">Vektoren</text:h>
      <text:p text:style-name="P32">Todo bilder <text:span text:style-name="T23">und </text:span><text:a xlink:type="simple" xlink:href="https://medium.com/@mbostock/command-line-cartography-part-1-897aa8f8ca2c" text:style-name="Internet_20_link" text:visited-style-name="Visited_20_Internet_20_Link"><text:span text:style-name="T23">https://medium.com/@mbostock/command-line-cartography-part-1-897aa8f8ca2c</text:span></text:a></text:p>
      <text:p text:style-name="P33">http://t3n.de/magazin/javascript-bibliothek-d3-237224/</text:p>
      <text:h text:style-name="Heading_20_4" text:outline-level="4">Bitmaps</text:h>
      <text:p text:style-name="P31">Todo bilder</text:p>
      <text:h text:style-name="P101" text:outline-level="3">Vektoren und Bitmaps <text:span text:style-name="T24">für Karten: </text:span>Aufbau einer digitalen Vektorkarte</text:h>
      <text:p text:style-name="P29">Karten sollen intuitiv und einfach bedienbar sein. Idealerweise ist jeder Ausschnitt der Karte in jeder Auflösung schnell abrufbar. </text:p>
      <text:p text:style-name="P29">Theoretisch ist dies für Vektorkarten möglich. Praktisch kostet es aber sehr viel Rechenzeit. Aus diesem Grund werden die Karten in der Regel in kleinen Bereichen <text:span text:style-name="T21">im Vorfeld </text:span>berechnet und in einem Grafikformat gespeichert. Bei der Anzeige werden dann immer nur die Kartenbereiche neu berechnet, bei denen sich etwas geändert hat.</text:p>
      <text:h text:style-name="Heading_20_3" text:outline-level="3">OSM teilt die Welt in Kacheln</text:h>
      <text:p text:style-name="P29">Die Karte von OpenStreeMap zerlegt die Welt in Quadrate und nennt diese Quadrate Tiles. Jedes Quadrat ist 256 x 256 Pixel groß. </text:p>
      <text:p text:style-name="Quotations">Die Google Maps API unterteilt ihr Kartenbilder auch in quadratische Kartenkacheln, die in einem Raster angeordnet sind. Wenn Sie die Website google.de/maps aufrufen und eine neue Vergrößerungsstufe wählen wird ermittelt, welche Daten erforderlich sind. Diese Daten werden dann in einen Kachelsatz übersetzt und angezeigt.</text:p>
      <text:p text:style-name="P29"><text:soft-page-break/>Die Zoomstufe 0 bildet die ganze Welt auf ein Quadrat ab. Teilt man den Erdumfang von 40.038 Kilometern durch die 256 Pixel sieht man im Ergebnis, dass ein Pixel 156,4 Kilometer darstellt. Das ist noch nicht sehr detailliert. Bis Zoomstufe 19 ändert sich aber eine ganze Menge. Auf der nachfolgenden Tabelle sehen Sie, dass bei Zoomstufe 19 ein Pixel einem Bereich von 0,3 Metern auf der Erde entspricht.</text:p>
      <table:table table:name="Tabelle1" table:style-name="Tabelle1">
        <table:table-column table:style-name="Tabelle1.A" table:number-columns-repeated="3"/>
        <table:table-column table:style-name="Tabelle1.D"/>
        <table:table-row>
          <table:table-cell table:style-name="Tabelle1.A1" office:value-type="string">
            <text:p text:style-name="P30"><text:bookmark-start text:name="__DdeLink__29177_1677780976"/>Zoom­stufe<text:bookmark-end text:name="__DdeLink__29177_1677780976"/></text:p>
          </table:table-cell>
          <table:table-cell table:style-name="Tabelle1.A1" office:value-type="string">
            <text:p text:style-name="P30">Kachel­anzahl</text:p>
          </table:table-cell>
          <table:table-cell table:style-name="Tabelle1.A1" office:value-type="string">
            <text:p text:style-name="P30"><text:bookmark-start text:name="__DdeLink__29179_1677780976"/>Kachelbreite entspricht<text:bookmark-end text:name="__DdeLink__29179_1677780976"/></text:p>
          </table:table-cell>
          <table:table-cell table:style-name="Tabelle1.D1" office:value-type="string">
            <text:p text:style-name="P30">Pixel entspricht</text:p>
          </table:table-cell>
        </table:table-row>
        <table:table-row>
          <table:table-cell table:style-name="Tabelle1.A2" office:value-type="string">
            <text:p text:style-name="P76">0</text:p>
          </table:table-cell>
          <table:table-cell table:style-name="Tabelle1.A2" office:value-type="string">
            <text:p text:style-name="P76">1</text:p>
          </table:table-cell>
          <table:table-cell table:style-name="Tabelle1.A2" office:value-type="string">
            <text:p text:style-name="P30"><text:bookmark-start text:name="__DdeLink__29181_1677780976"/>40.038 km<text:bookmark-end text:name="__DdeLink__29181_1677780976"/></text:p>
          </table:table-cell>
          <table:table-cell table:style-name="Tabelle1.D2" office:value-type="string">
            <text:p text:style-name="P30">156 km</text:p>
          </table:table-cell>
        </table:table-row>
        <table:table-row>
          <table:table-cell table:style-name="Tabelle1.A2" office:value-type="string">
            <text:p text:style-name="P76">1</text:p>
          </table:table-cell>
          <table:table-cell table:style-name="Tabelle1.A2" office:value-type="string">
            <text:p text:style-name="P76">4</text:p>
          </table:table-cell>
          <table:table-cell table:style-name="Tabelle1.A2" office:value-type="string">
            <text:p text:style-name="P30"><text:bookmark-start text:name="__DdeLink__29183_1677780976"/>20.019 km<text:bookmark-end text:name="__DdeLink__29183_1677780976"/></text:p>
          </table:table-cell>
          <table:table-cell table:style-name="Tabelle1.D2" office:value-type="string">
            <text:p text:style-name="P30">78 km</text:p>
          </table:table-cell>
        </table:table-row>
        <table:table-row>
          <table:table-cell table:style-name="Tabelle1.A2" office:value-type="string">
            <text:p text:style-name="P75">..</text:p>
          </table:table-cell>
          <table:table-cell table:style-name="Tabelle1.A2" office:value-type="string">
            <text:p text:style-name="P75">..</text:p>
          </table:table-cell>
          <table:table-cell table:style-name="Tabelle1.A2" office:value-type="string">
            <text:p text:style-name="P75">..</text:p>
          </table:table-cell>
          <table:table-cell table:style-name="Tabelle1.D2" office:value-type="string">
            <text:p text:style-name="P75">..</text:p>
          </table:table-cell>
        </table:table-row>
        <table:table-row>
          <table:table-cell table:style-name="Tabelle1.A2" office:value-type="string">
            <text:p text:style-name="P76">18</text:p>
          </table:table-cell>
          <table:table-cell table:style-name="Tabelle1.A2" office:value-type="string">
            <text:p text:style-name="P76"><text:bookmark-start text:name="__DdeLink__29186_1677780976"/>69 Mrd.<text:bookmark-end text:name="__DdeLink__29186_1677780976"/></text:p>
          </table:table-cell>
          <table:table-cell table:style-name="Tabelle1.A2" office:value-type="string">
            <text:p text:style-name="P76">153</text:p>
          </table:table-cell>
          <table:table-cell table:style-name="Tabelle1.D2" office:value-type="string">
            <text:p text:style-name="P76">0,6 m</text:p>
          </table:table-cell>
        </table:table-row>
        <table:table-row>
          <table:table-cell table:style-name="Tabelle1.A2" office:value-type="string">
            <text:p text:style-name="P76">19</text:p>
          </table:table-cell>
          <table:table-cell table:style-name="Tabelle1.A2" office:value-type="string">
            <text:p text:style-name="P76">275 Mrd.</text:p>
          </table:table-cell>
          <table:table-cell table:style-name="Tabelle1.A2" office:value-type="string">
            <text:p text:style-name="P76">76 m</text:p>
          </table:table-cell>
          <table:table-cell table:style-name="Tabelle1.D2" office:value-type="string">
            <text:p text:style-name="P76">0,3 m</text:p>
          </table:table-cell>
        </table:table-row>
      </table:table>
      <text:p text:style-name="P29"/>
      <text:p text:style-name="P29">Die Tabelle können Sie unter der Adresse <text:bookmark-start text:name="__DdeLink__29175_1677780976"/>wiki.openstreetmap.org/wiki/Zoom_levels<text:bookmark-end text:name="__DdeLink__29175_1677780976"/> vollständig und mit weiteren Angaben im Internet abrufen.</text:p>
      <text:p text:style-name="Quotations">Vielleicht sind Sie es gewohnt, bei der Darstellung von Landkarten in den Zahlen eines Maßstabs zu denken? Bei digitalen Karten kann ich Ihnen keinen Maßstab im Sinne einer Papierkarte nennen, weil die Druckauflösung nicht bekannt ist und ein Maßstab hiervon abhängt. </text:p>
      <text:h text:style-name="Heading_20_3" text:outline-level="3"><text:bookmark-start text:name="__DdeLink__29196_1677780976"/>Wie weiß Leaflet welche Kacheln angezeigt werden sollen?<text:bookmark-end text:name="__DdeLink__29196_1677780976"/></text:h>
      <text:p text:style-name="P34"/>
      <text:p text:style-name="P34">998.png</text:p>
      <text:p text:style-name="P34"><text:span text:style-name="T25">99</text:span>8a.png</text:p>
      <text:p text:style-name="P28">todo exkurs tiles, <text:span text:style-name="T20">Seite 96</text:span></text:p>
      <text:h text:style-name="Heading_20_2" text:outline-level="2">Schöne Kartenlayer</text:h>
      <text:p text:style-name="P37">Nachdem das Erstellen der ersten Karte so einfach <text:span text:style-name="T34">Vonstattenging</text:span>, fragen Sie sich sicher, ob es genauso einfach <text:span text:style-name="T33">eine</text:span> alternative <text:span text:style-name="T33">Darstellung – also Kacheln eines anderen Providers – zu verwenden. Die Antwort ist: Ja, es ist so einfach!</text:span></text:p>
      <text:p text:style-name="P38"><text:soft-page-break/>Ich zeige Ihnen hier zwei weitere Provider, nämlich Thunderforest <text:span text:style-name="T36">(</text:span><text:a xlink:type="simple" xlink:href="https://www.thunderforest.com/" text:style-name="Internet_20_link" text:visited-style-name="Visited_20_Internet_20_Link"><text:span text:style-name="T36">https://www.thunderforest.com/</text:span></text:a><text:span text:style-name="T36">) </text:span>und Stamen <text:span text:style-name="T37">(</text:span><text:a xlink:type="simple" xlink:href="https://stamen.com/" text:style-name="Internet_20_link" text:visited-style-name="Visited_20_Internet_20_Link"><text:span text:style-name="T37">https://stamen.com/</text:span></text:a><text:span text:style-name="T37">)</text:span>. Thunderforest erweitert von Openstreetmap angebotenen Kacheln und Stamen bietet etwas völlig anderes. Die Kacheln von Stamen sind eher künstlerischer Natur. <text:span text:style-name="T34">Beide Anbieter bieten Ihnen die Möglichkeit einen Alternativen Stile zu Ihrer Leaflet-Karte hinzuzufügen.</text:span></text:p>
      <text:h text:style-name="Heading_20_3" text:outline-level="3">Thunderforest</text:h>
      <text:p text:style-name="P42">Todod bei Anmeldung apikey</text:p>
      <text:p text:style-name="P40">Thunderforest bietet Ihnen gleich <text:span text:style-name="T41">neun</text:span> verschiedene Kachel-<text:span text:style-name="T39">V</text:span>arianten. <text:span text:style-name="T41">Sie erreichen die Kacheln alle über die gleiche URL, lediglich das Unterverzeichnis muss angepasst werden. Zum Beispiel sind die Kacheln der OpenCyclemap unter der Adresse </text:span><text:span text:style-name="T31">https://{s}.tile.thunderforest.com/cycle/{z}/{x}/{y}.png?apikey=YourApiKey</text:span><text:span text:style-name="T41"> abgelegt. Die Transportvariante finden Sie unter der Adresse </text:span><text:span text:style-name="T31">https://{s}.tile.thunderforest.com/transport/{z}/{x}/{y}.png?apikey= YourApiKey.</text:span></text:p>
      <text:p text:style-name="P43"/>
      <text:list xml:id="list3481786608529555241" text:style-name="L3">
        <text:list-item>
          <text:p text:style-name="P81">OpenCyclemap <text:span text:style-name="T41">(cycle)</text:span>:<text:line-break/><text:span text:style-name="T40">997.png todo</text:span></text:p>
        </text:list-item>
        <text:list-item>
          <text:p text:style-name="P81">Transport <text:span text:style-name="T41">(transport)</text:span></text:p>
        </text:list-item>
        <text:list-item>
          <text:p text:style-name="P82">Landscape <text:span text:style-name="T41">(landscape)</text:span>:<text:line-break/><text:span text:style-name="T39">Diese Darstellung konzentrierte sich auf Informationen in der Natur – ideal für den ländlichen Kontext.</text:span></text:p>
        </text:list-item>
        <text:list-item>
          <text:p text:style-name="P81">Outdoors <text:span text:style-name="T41">(outdoors)</text:span></text:p>
        </text:list-item>
        <text:list-item>
          <text:p text:style-name="P83">Transport Dark <text:span text:style-name="T41">(transport-dark)</text:span></text:p>
        </text:list-item>
        <text:list-item>
          <text:p text:style-name="P83">Spinal Map <text:span text:style-name="T41">(spinal-map)</text:span></text:p>
        </text:list-item>
        <text:list-item>
          <text:p text:style-name="P84">Pioneer <text:span text:style-name="T41">(pioneer)</text:span></text:p>
        </text:list-item>
        <text:list-item>
          <text:p text:style-name="P84">Mobile Atlas <text:span text:style-name="T41">(mobile-atlas)</text:span></text:p>
        </text:list-item>
        <text:list-item>
          <text:p text:style-name="P84">Neighbourhood <text:span text:style-name="T41">(neighbourhood)</text:span></text:p>
        </text:list-item>
      </text:list>
      <text:p text:style-name="P41"/>
      <text:p text:style-name="P39"><text:span text:style-name="T35">Wenn Sie</text:span> Thunderforest verwenden <text:span text:style-name="T35">möchten, </text:span>müssen Sie als Tile Layer nur die <text:span text:style-name="T35">im nachfolgenden Beispiel zu sehende </text:span>URL <text:span text:style-name="T38">angeben</text:span>. Der <text:span text:style-name="T35">nachfolgende Beispiel-</text:span>Programmcode zeigt Ihnen die genaue Syntax.</text:p>
      <text:p text:style-name="P69">&lt;!DOCTYPE HTML&gt;</text:p>
      <text:p text:style-name="P69"><text:soft-page-break/>&lt;html&gt;</text:p>
      <text:p text:style-name="P69">&lt;head&gt;</text:p>
      <text:p text:style-name="P69">&lt;title&gt;Eine OSM Karte mit Leaflet&lt;/title&gt;</text:p>
      <text:p text:style-name="P69">&lt;link rel="stylesheet" href="https://unpkg.com/leaflet@1.1.0/dist/leaflet.css" /&gt;</text:p>
      <text:p text:style-name="P69">&lt;script src="https://unpkg.com/leaflet@1.1.0/dist/leaflet.js"&gt;&lt;/script&gt;</text:p>
      <text:p text:style-name="P69">&lt;/head&gt;</text:p>
      <text:p text:style-name="P69">&lt;body&gt;</text:p>
      <text:p text:style-name="P69">&lt;div style="height: 180px;" id="mapid"&gt;&lt;/div&gt;</text:p>
      <text:p text:style-name="P69">&lt;script&gt;</text:p>
      <text:p text:style-name="P69">var mymap = L.map('mapid').setView([50.27264, 7.26469], 13);</text:p>
      <text:p text:style-name="P70">L.tileLayer('<text:span text:style-name="T42">https://{s}.tile.thunderforest.com/cycle/{z}/{x}/{y}.png?apikey=YourApiKey</text:span>').addTo(mymap);</text:p>
      <text:p text:style-name="P69">&lt;/script&gt;</text:p>
      <text:p text:style-name="P69">&lt;/body&gt;</text:p>
      <text:p text:style-name="P69">&lt;/html&gt; todo 994</text:p>
      <text:p text:style-name="P71"/>
      <text:h text:style-name="Heading_20_3" text:outline-level="3">Stamen</text:h>
      <text:p text:style-name="P44">Todo</text:p>
      <text:p text:style-name="P45">Man muss Skript einbinden und speziellen Layer erstellen.</text:p>
      <text:p text:style-name="P73"><text:s text:c="2"/>"<text:bookmark-start text:name="__DdeLink__29370_1677780976"/>toner<text:bookmark-end text:name="__DdeLink__29370_1677780976"/>": <text:s text:c="7"/>MAKE_PROVIDER("toner", "png", 0, 20),</text:p>
      <text:p text:style-name="Preformatted_20_Text"><text:s text:c="8"/>"terrain": <text:s text:c="5"/>MAKE_PROVIDER("terrain", "png", 0, 18),</text:p>
      <text:p text:style-name="Preformatted_20_Text"><text:s text:c="8"/>"terrain-classic": MAKE_PROVIDER("terrain-classic", "png", 0, 18),</text:p>
      <text:p text:style-name="P74"><text:s text:c="8"/>"watercolor": <text:s text:c="2"/>MAKE_PROVIDER("watercolor", "jpg", 1, 18),</text:p>
      <text:p text:style-name="P46">Bild 996.png</text:p>
      <text:p text:style-name="P48">Todo Achtung zoom 19 funktioniert nicht. <text:span text:style-name="T47">(https://stackoverflow.com/questions/45299088/exclude-zoom-level-in-leaflet-stamen-map/45307170#45307170)</text:span></text:p>
      <text:p text:style-name="P47"/>
      <text:p text:style-name="P49">Weiter Anbieter von Kachel finden Sie unter der Adresse: <text:a xlink:type="simple" xlink:href="http://wiki.openstreetmap.org/wiki/Tiles" text:style-name="Internet_20_link" text:visited-style-name="Visited_20_Internet_20_Link">http://wiki.openstreetmap.org/wiki/Tiles</text:a></text:p>
      <text:p text:style-name="P50">Tipp <text:a xlink:type="simple" xlink:href="http://mapstack.stamen.com/" text:style-name="Internet_20_link" text:visited-style-name="Visited_20_Internet_20_Link">http://mapstack.stamen.com/</text:a> Image machen</text:p>
      <text:p text:style-name="P50"/>
      <text:p text:style-name="P51"><text:soft-page-break/>Todo: Wer google nutzen will: <text:a xlink:type="simple" xlink:href="https://gitlab.com/IvanSanchez/Leaflet.GridLayer.GoogleMutant" text:style-name="Internet_20_link" text:visited-style-name="Visited_20_Internet_20_Link">https://gitlab.com/IvanSanchez/Leaflet.GridLayer.GoogleMutant</text:a></text:p>
      <text:p text:style-name="P51"/>
      <text:p text:style-name="P55">Todo <text:a xlink:type="simple" xlink:href="https://gis.stackexchange.com/questions/53011/difference-between-a-wmts-and-a-wms" text:style-name="Internet_20_link" text:visited-style-name="Visited_20_Internet_20_Link">https://gis.stackexchange.com/questions/53011/difference-between-a-wmts-and-a-wms</text:a></text:p>
      <text:p text:style-name="P56"><text:a xlink:type="simple" xlink:href="https://de.wikipedia.org/wiki/Web_Map_Service" text:style-name="Internet_20_link" text:visited-style-name="Visited_20_Internet_20_Link">https://de.wikipedia.org/wiki/Web_Map_Service</text:a></text:p>
      <text:p text:style-name="P56"><text:a xlink:type="simple" xlink:href="https://de.wikipedia.org/wiki/Web_Map_Tile_Service" text:style-name="Internet_20_link" text:visited-style-name="Visited_20_Internet_20_Link">https://de.wikipedia.org/wiki/Web_Map_Tile_Service</text:a></text:p>
      <text:p text:style-name="P58">Todo Leaflet unterstützt WMS und WMTS – <text:span text:style-name="T46">Es gibt noch tms</text:span></text:p>
      <text:p text:style-name="P59">todo http://leafletjs.com/examples/wms/wms.html</text:p>
      <text:h text:style-name="P98" text:outline-level="2">Images als Layer – Web-Map-Service</text:h>
      <text:p text:style-name="P57">Sie haben eine Satellitenaufnahme und möchten diese als Layer verwenden. Nun wäre ein Umwandeln in Kacheln, wie es der im vorherigen Kapitel beschriebene </text:p>
      <text:p text:style-name="P54">Eine Alternative zur <text:span text:style-name="T44">beschriebenen </text:span>Kachtel-<text:span text:style-name="T44">T</text:span>echnik bieten bietet der Web-Map-Service. <text:span text:style-name="T45">GetMap: Diese Anfrage liefert ein georeferenziertes Rasterbild (Karte) vom WMS zurück. Innerhalb der Anfrage können u.a. Optionen über die gewünschten Kartenlayer, die gewünschte Darstellung der Layer, das zugrundeliegende Koordinatensystem, den Kartenausschnitt, die Größe der Kartenausgabe und das Ausgabeformat gemacht werden.</text:span></text:p>
      <text:p text:style-name="P53">Ein <text:a xlink:type="simple" xlink:href="https://de.wikipedia.org/wiki/Web_Map_Service" text:style-name="Internet_20_link" text:visited-style-name="Visited_20_Internet_20_Link">Web-Map-Service</text:a> (WMS) ist eine Schnittstelle zum Abrufen von Auszügen aus Landkarten über das Internet. Der WMS ist ein Spezialfall eines <text:a xlink:type="simple" xlink:href="https://de.wikipedia.org/wiki/Webservice" text:style-name="Internet_20_link" text:visited-style-name="Visited_20_Internet_20_Link">Web Services</text:a> und ermöglicht die Maschine-zu-Maschine-Kommunikation auf Basis von HTTP oder HTTPS über Rechnernetze wie das World Wide Web.</text:p>
      <text:p text:style-name="P52">Detailierte technische Informationen zum Web Mapping Service (WMS) finden Sie unter der Adresse <text:a xlink:type="simple" xlink:href="http://www.opengeospatial.org/standards/wms" text:style-name="Internet_20_link" text:visited-style-name="Visited_20_Internet_20_Link">http://www.opengeospatial.org/standards/wms</text:a> im Internet.</text:p>
      <text:p text:style-name="P60">Todo <text:a xlink:type="simple" xlink:href="https://de.wikipedia.org/wiki/United_States_Geological_Survey" text:style-name="Internet_20_link" text:visited-style-name="Visited_20_Internet_20_Link">https://de.wikipedia.org/wiki/United_States_Geological_Survey</text:a></text:p>
      <text:p text:style-name="P85">todo <text:a xlink:type="simple" xlink:href="https://basemap.nationalmap.gov/arcgis/rest/services" text:style-name="Internet_20_link" text:visited-style-name="Visited_20_Internet_20_Link">https://basemap.nationalmap.gov/arcgis/rest/services</text:a></text:p>
      <text:p text:style-name="P86">todo deutscher Wetterdienst: <text:a xlink:type="simple" xlink:href="http://www.dwd.de/DE/wetter/warnungen_aktuell/objekt_einbindung/einbindung_karten_geowebservice.pdf?__blob=publicationFile&amp;v=2" text:style-name="Internet_20_link" text:visited-style-name="Visited_20_Internet_20_Link">http://www.dwd.de/DE/wetter/warnungen_aktuell/objekt_einbindung/einbindung_karten_geowebservice.pdf?__blob=publicationFile&amp;v=2</text:a></text:p>
      <text:p text:style-name="P86"/>
      <text:p text:style-name="P89">index_992.<text:span text:style-name="T48">html</text:span></text:p>
      <text:p text:style-name="P88"/>
      <text:p text:style-name="P86"><text:soft-page-break/></text:p>
      <text:p text:style-name="P88">995.png</text:p>
      <text:p text:style-name="P90">todo http://qgis.org/de/site/</text:p>
      <text:h text:style-name="P98" text:outline-level="2">Layer über Layer</text:h>
      <text:p text:style-name="P87"/>
      <text:p text:style-name="P88">index_991.html</text:p>
      <text:p text:style-name="P88"/>
      <text:p text:style-name="P88">994.png</text:p>
      <text:p text:style-name="P88">994a.png</text:p>
      <text:h text:style-name="Heading_20_1" text:outline-level="1">Die Karte mit Daten bestücken</text:h>
      <text:h text:style-name="Heading_20_2" text:outline-level="2">Auf der Karte Malen</text:h>
      <text:h text:style-name="Heading_20_2" text:outline-level="2">Mulitpolyline Multipoligones</text:h>
      <text:h text:style-name="Heading_20_2" text:outline-level="2">Daten <text:span text:style-name="T43">g</text:span>ruppiere<text:span text:style-name="T43">n</text:span> in Layern</text:h>
      <text:h text:style-name="Heading_20_2" text:outline-level="2">Popups</text:h>
      <text:h text:style-name="Heading_20_2" text:outline-level="2">Mobil</text:h>
      <text:h text:style-name="Heading_20_2" text:outline-level="2">Events</text:h>
      <text:h text:style-name="Heading_20_1" text:outline-level="1">GeoJson</text:h>
      <text:h text:style-name="Heading_20_2" text:outline-level="2">Heatmaps und Choroplethenkarte</text:h>
      <text:p text:style-name="P12"><text:a xlink:type="simple" xlink:href="https://de.wikipedia.org/wiki/Choroplethenkarte" text:style-name="Internet_20_link" text:visited-style-name="Visited_20_Internet_20_Link">https:/</text:a><text:a xlink:type="simple" xlink:href="https://de.wikipedia.org/wiki/Choroplethenkarte" text:style-name="Internet_20_link" text:visited-style-name="Visited_20_Internet_20_Link">h</text:a><text:a xlink:type="simple" xlink:href="https://de.wikipedia.org/wiki/Choroplethenkarte" text:style-name="Internet_20_link" text:visited-style-name="Visited_20_Internet_20_Link">/de.wikipedia.org/wiki/Choroplethenkarte</text:a></text:p>
      <text:h text:style-name="P99" text:outline-level="2"><text:soft-page-break/>Custom Markers</text:h>
      <text:h text:style-name="Heading_20_1" text:outline-level="1">ESRI</text:h>
      <text:h text:style-name="P93" text:outline-level="1">Leaflet und Joomla!</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2" svg:font-family="Verdan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Verdana" fo:font-family="Verdana" style:font-style-name="Standard"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6cm" fo:margin-bottom="0.3cm" loext:contextual-spacing="false" fo:text-indent="0cm" style:auto-text-indent="false"/>
      <style:text-properties style:font-name="Verdana" fo:font-family="Verdana" style:font-style-name="Standard" style:font-family-generic="swiss" style:font-pitch="variable" fo:font-size="150%" fo:font-weight="normal"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1" fo:font-family="Verdana" style:font-style-name="Fett" style:font-family-generic="swiss" style:font-pitch="variable" fo:font-size="135%" fo:font-style="normal"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style-name="Standard" style:font-family-generic="swiss" style:font-pitch="variable" fo:font-size="120%" fo:font-weight="normal" style:font-size-asian="101%" style:font-weight-asian="bold" style:font-size-complex="101%" style:font-weight-complex="600"/>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499cm" fo:margin-right="0.499cm" fo:margin-top="0.499cm" fo:margin-bottom="0.499cm" loext:contextual-spacing="false" fo:text-indent="0cm" style:auto-text-indent="false" fo:padding="0.499cm" fo:border="0.06pt solid #b2b2b2" style:shadow="none"/>
      <style:text-properties style:font-name="Verdana" fo:font-family="Verdana" style:font-style-name="Standard" style:font-family-generic="swiss" style:font-pitch="variable" fo:font-size="11pt" fo:font-style="normal" fo:font-weight="normal" style:font-size-asian="10.5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Marginalia" style:family="paragraph" style:parent-style-name="Text_20_body" style:class="text">
      <style:paragraph-properties fo:margin-left="4.001cm" fo:margin-right="0cm" fo:text-indent="0cm" style:auto-text-indent="false"/>
    </style:style>
    <style:style style:name="Quelltext" style:family="paragraph" style:parent-style-name="Text_20_body" style:master-page-name="">
      <style:paragraph-properties fo:margin-top="0cm" fo:margin-bottom="0cm" loext:contextual-spacing="false" fo:line-height="150%" style:page-number="auto" fo:padding="0.049cm" fo:border-left="4.99pt solid #b2b2b2" fo:border-right="none" fo:border-top="none" fo:border-bottom="none" style:shadow="none"/>
      <style:text-properties style:font-name="Courier New" fo:font-family="'Courier New'" style:font-style-name="Standard" style:font-family-generic="modern" style:font-pitch="fixed" style:font-size-asian="10.5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1" fo:font-family="Verdana" style:font-style-name="Fett" style:font-family-generic="swiss" style:font-pitch="variable" fo:font-size="14pt" fo:font-style="normal" fo:font-weight="normal" style:font-size-asian="95%" style:font-style-asian="italic" style:font-weight-asian="bold" style:font-size-complex="95%"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1T18:16:09.778962062</meta:creation-date>
    <meta:generator>LibreOffice/5.1.6.2$Linux_X86_64 LibreOffice_project/10m0$Build-2</meta:generator>
    <dc:date>2017-07-26T10:43:55.948048657</dc:date>
    <meta:editing-duration>P1DT17H30M59S</meta:editing-duration>
    <meta:editing-cycles>156</meta:editing-cycles>
    <meta:document-statistic meta:table-count="1" meta:image-count="0" meta:object-count="0" meta:page-count="13" meta:paragraph-count="229" meta:word-count="1675" meta:character-count="14128" meta:non-whitespace-character-count="12642"/>
  </office:meta>
</office:document-meta>
</file>